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Waree" svg:font-family="Waree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UrbanBody">
      <style:text-properties fo:font-size="12pt" style:text-underline-style="none" style:font-size-asian="12pt" style:font-size-complex="12pt"/>
    </style:style>
    <style:style style:name="P4" style:family="paragraph" style:parent-style-name="Urban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Test pour appyTE</text:p>
      <text:p text:style-name="P3"/>
      <text:p text:style-name="UrbanBody">Champs généraux</text:p>
      <text:p text:style-name="UrbanBody"><text:text-input text:description="Champs généraux-Commune">tool.getCityName(prefixed=True)</text:text-input></text:p>
      <text:p text:style-name="UrbanBody"><text:text-input text:description="Champs généraux-Date de prorogation">self.getProrogatedToDate()</text:text-input></text:p>
      <text:p text:style-name="UrbanBody"/>
      <text:p text:style-name="UrbanBody">Champs Demandeurs</text:p>
      <text:p text:style-name="UrbanBody"><text:text-input text:description="Champs Demandeur-Signalétique">self.getApplicantsSignaletic()</text:text-input></text:p>
      <text:p text:style-name="UrbanBody"><text:text-input text:description="Champs Demandeur-Signalétique (avec adresse)">self.getApplicantsSignaletic(withaddress=True)</text:text-input></text:p>
      <text:p text:style-name="UrbanBody"><text:text-input text:description="Champs Demandeur-Titre">applicantobj.getPersonTitleValue()</text:text-input></text:p>
      <text:p text:style-name="UrbanBody"><text:text-input text:description="Champs Demandeur-Nom">applicantobj.getName1()</text:text-input></text:p>
      <text:p text:style-name="UrbanBody"><text:text-input text:description="Champs Demandeur-Prénom">applicantobj.getName2()</text:text-input></text:p>
      <text:p text:style-name="UrbanBody"><text:text-input text:description="Champs Demandeur-Rue">applicantobj.getStreet()</text:text-input></text:p>
      <text:p text:style-name="UrbanBody"><text:text-input text:description="Champs Demandeur-Numéro">applicantobj.getNumber()</text:text-input></text:p>
      <text:p text:style-name="UrbanBody"><text:text-input text:description="Champs Demandeur-CP">applicantobj.getZipcode()</text:text-input></text:p>
      <text:p text:style-name="UrbanBody"><text:text-input text:description="Champs Demandeur-Localité">applicantobj.getCity()</text:text-input></text:p>
      <text:p text:style-name="UrbanBody"><text:text-input text:description="Champs Demandeur-Téléphone">applicantobj.getPhone()</text:text-input></text:p>
      <text:p text:style-name="UrbanBody"><text:text-input text:description="Champs Demandeur-Fax">applicantobj.getFax()</text:text-input></text:p>
      <text:p text:style-name="P4"><text:text-input text:description="Champs Demandeur-Email">applicantobj.getEmail()</text:text-input></text:p>
      <text:p text:style-name="P4"/>
      <text:p text:style-name="P4">Champs Architecte</text:p>
      <text:p text:style-name="P4"><text:text-input text:description="Champs Architecte-Signalétique">self.getArchitectsSignaletic()</text:text-input></text:p>
      <text:p text:style-name="P4"><text:text-input text:description="Champs Architecte-Signalétique (avec adresse)">self.getArchitectsSignaletic(withaddress=True)</text:text-input></text:p>
      <text:p text:style-name="P4"><text:text-input text:description="Champs Architecte-Titre">self.displayValue(self.getArchitects()[0].Vocabulary('personTitle')[0], self.getArchitects()[0].getPersonTitle())</text:text-input></text:p>
      <text:p text:style-name="P4"><text:text-input text:description="Champs Architecte-Nom">self.getArchitects()[0].getName1()</text:text-input></text:p>
      <text:p text:style-name="P4"><text:text-input text:description="Champs Architecte-Prénom">self.getArchitects()[0].getName2()</text:text-input></text:p>
      <text:p text:style-name="P4"><text:text-input text:description="Champs Architecte-Rue">self.getArchitects()[0].getStreet()</text:text-input></text:p>
      <text:p text:style-name="P4"><text:text-input text:description="Champs Architecte-Numéro">self.getArchitects()[0].getNumber()</text:text-input></text:p>
      <text:p text:style-name="P4"><text:text-input text:description="Champs Architecte-CP">self.getArchitects()[0].getZipcode()</text:text-input></text:p>
      <text:p text:style-name="P4"><text:text-input text:description="Champs Architecte-Localité">self.getArchitects()[0].getCity()</text:text-input></text:p>
      <text:p text:style-name="P4"><text:text-input text:description="Champs Architecte-Téléphone">self.getArchitects()[0].getPhone()</text:text-input></text:p>
      <text:p text:style-name="P4"><text:text-input text:description="Champs Architecte-Fax">self.getArchitects()[0].getFax()</text:text-input></text:p>
      <text:p text:style-name="P4"><text:text-input text:description="Champs Architecte-Email">self.getArchitects()[0].getEmail()</text:text-input></text:p>
      <text:p text:style-name="P4"/>
      <text:p text:style-name="UrbanBody">Champs Notaire</text:p>
      <text:p text:style-name="UrbanBody"><text:text-input text:description="Champs Notaire-Signalétique">self.getNotariesSignaletic()</text:text-input></text:p>
      <text:p text:style-name="UrbanBody"><text:text-input text:description="Champs Notaire-Signalétique (avec adresse)">self.getNotariesSignaletic(withaddress=True)</text:text-input></text:p>
      <text:p text:style-name="UrbanBody"><text:text-input text:description="Champs Notaire-Titre">self.displayValue(self.getNotaryContact()[0].Vocabulary('personTitle')[0], self.getNotaryContact()[0].getPersonTitle())</text:text-input></text:p>
      <text:p text:style-name="UrbanBody"><text:soft-page-break/><text:text-input text:description="Champs Notaire-Nom">self.getNotaryContact()[0].getName1()</text:text-input></text:p>
      <text:p text:style-name="UrbanBody"><text:text-input text:description="Champs Notaire-Prénom">self.getNoNotaryContact()[0].getName2()</text:text-input></text:p>
      <text:p text:style-name="UrbanBody"><text:text-input text:description="Champs Notaire-Rue">self.getNoNotaryContact()[0].getStreet()</text:text-input></text:p>
      <text:p text:style-name="UrbanBody"><text:text-input text:description="Champs Notaire-Numéro">self.getNoNotaryContact()[0].getNumber()</text:text-input></text:p>
      <text:p text:style-name="UrbanBody"><text:text-input text:description="Champs Notaire-CP">self.getNoNotaryContact()[0].getZipcode()</text:text-input></text:p>
      <text:p text:style-name="UrbanBody"><text:text-input text:description="Champs Notaire-Localité">self.getNoNotaryContact()[0].getCity()</text:text-input></text:p>
      <text:p text:style-name="UrbanBody"><text:text-input text:description="Champs Notaire-Téléphone">self.getNoNotaryContact()[0].getPhone()</text:text-input></text:p>
      <text:p text:style-name="UrbanBody"><text:text-input text:description="Champs Notaire-Fax">self.getNoNotaryContact()[0].getFax()</text:text-input></text:p>
      <text:p text:style-name="UrbanBody"><text:text-input text:description="Champs Notaire-Email">self.getNoNotaryContact()[0].getEmail()</text:text-input></text:p>
      <text:p text:style-name="UrbanBody"/>
      <text:p text:style-name="P2">Champs Agent traitant</text:p>
      <text:p text:style-name="P2"><office:annotation><dc:creator>urban</dc:creator><dc:date>2012-01-12T10:35:45</dc:date><text:p>do text </text:p><text:p>from xhtml(self.portal_urban.decorateHTML('UrbanBody',self.getFolderManagersSignaletic()))</text:p></office:annotation></text:p>
      <text:p text:style-name="P2"><office:annotation><dc:creator>urban</dc:creator><dc:date>2012-01-12T11:02:16</dc:date><text:p>do text </text:p><text:p>from xhtml(self.portal_urban.decorateHTML('UrbanBody',self.getFolderManagersSignaletic(withTel=True)))</text:p></office:annotation></text:p>
      <text:p text:style-name="P2"><text:text-input text:description="Champs Agent traitant-Nom">self.getFoldermanagers()[0].getName1()</text:text-input></text:p>
      <text:p text:style-name="P2"><text:text-input text:description="Champs Agent traitant-Prénom">self.getFoldermanagers()[0].getName2()</text:text-input></text:p>
      <text:p text:style-name="P2"><text:text-input text:description="Champs Agent traitant-Téléphone">self.getFoldermanagers()[0].getPhone()</text:text-input></text:p>
      <text:p text:style-name="P2"><text:text-input text:description="Champs Agent traitant-Fax">self.getFoldermanagers()[0].getFax()</text:text-input></text:p>
      <text:p text:style-name="P2"><text:text-input text:description="Champs Agent traitant-Email">self.getFoldermanagers()[0].getEmail()</text:text-input></text:p>
      <text:p text:style-name="P2"><text:text-input text:description="Champs Agent traitant-Initials">self.getFoldermanagers()[0].getInitials()</text:text-input></text:p>
      <text:p text:style-name="P2"><text:text-input text:description="Champs Agent traitant-Grade">self.displayValue(self.getFoldermanagers()[0].Vocabulary('grade')[0], self.getFoldermanagers()[0].getGrade())</text:text-input></text:p>
      <text:p text:style-name="P2"/>
      <text:p text:style-name="P2">Champs Evénements</text:p>
      <text:p text:style-name="P2"><text:text-input text:description="Champs Evénement-Date">urbanEventObj.getFormattedDate(urbanEventObj.getEventDate())</text:text-input></text:p>
      <text:p text:style-name="P2"><text:text-input text:description="Champs Evénement-Date (délivré le)">urbanEventObj.getFormattedDate(urbanEventObj.getEventDate(), forDelivery=True)</text:text-input></text:p>
      <text:p text:style-name="P2"><text:text-input text:description="Champs Evénement-Date (préfixée par la commune)">urbanEventObj.getFormattedDate(urbanEventObj.getEventDate(), withCityNamePrefix=True)</text:text-input></text:p>
      <text:p text:style-name="P2"><text:text-input text:description="Champs Evénement-Date de transmis">urbanEventObj.getFormattedDate(urbanEventObj.getTransmitDate())</text:text-input></text:p>
      <text:p text:style-name="P2"><text:text-input text:description="Champs Evénement-Date de réception">urbanEventObj.getFormattedDate(urbanEventObj.getReceiptDate())</text:text-input></text:p>
      <text:p text:style-name="P2"><text:text-input text:description="Champs Evénement-Date de la décision">urbanEventObj.getFormattedDate(urbanEventObj.getDecisionDate())</text:text-input></text:p>
      <text:p text:style-name="P2"><text:text-input text:description="Champs Evénement-Date de la séance d'audition">urbanEventObj.getFormattedDate(urbanEventObj.getAuditionDate())</text:text-input></text:p>
      <text:p text:style-name="P2"><text:text-input text:description="Champs Evénement-Décision">self.displayValue(urbanEventObj.Vocabulary('decision')[0], urbanEventObj.getDecision())</text:text-input></text:p>
      <text:p text:style-name="P2"/>
      <text:p text:style-name="P2">Champs Enquête</text:p>
      <text:p text:style-name="P2"><text:text-input text:description="Champs Enquête-Date de début">tool.formatDate(self.getInvestigationStart())</text:text-input></text:p>
      <text:p text:style-name="P2"><text:text-input text:description="Champs Enquête-Date de fin">tool.formatDate(self.getInvestigationEnd())</text:text-input></text:p>
      <text:p text:style-name="P2"><text:text-input text:description="Champs Enquête-Date réclamations">tool.formatDate(urbanEventObj.getClaimsDate())</text:text-input></text:p>
      <text:p text:style-name="P2"><text:text-input text:description="Champs Enquête-Date explications">tool.formatDate(urbanEventObj.getExplanationsDate())</text:text-input></text:p>
      <text:p text:style-name="P2"><text:text-input text:description="Champs Enquête-Articles de l'enquête">self.displayValue(self.Vocabulary('investigationArticles')[0], urbanEventObj.getLinkedInquiry().getInvestigationArticles())</text:text-input></text:p>
      <text:p text:style-name="P2"><office:annotation><dc:creator>urban</dc:creator><dc:date>2012-01-12T10:39:15</dc:date><text:p>do text</text:p><text:p>from xhtml(self.portal_urban.decorateHTML('UrbanBody',self.getLastInquiry().getClaimsText(withaddress=True,linebyline=True)))</text:p></office:annotation></text:p>
      <text:p text:style-name="P2"><office:annotation><dc:creator>urban</dc:creator><dc:date>2012-01-12T10:39:24</dc:date><text:p>do text if urbanEventObj.getClaimants()</text:p><text:p>from xhtml(urbanEventObj.getClaimsText())</text:p></office:annotation></text:p>
      <text:p text:style-name="P2"/>
      <text:p text:style-name="P2">Champs Permis de bâtir</text:p>
      <text:p text:style-name="P2"><text:text-input text:description="Champs Permis de bâtir-Référence">self.getReference()</text:text-input></text:p>
      <text:p text:style-name="P2"><text:text-input text:description="Champs Permis de bâtir-RéférenceDGATLP">self.getReferenceDGATLP()</text:text-input></text:p>
      <text:p text:style-name="P2"><text:text-input text:description="Champs Permis de bâtir-Adresse des travaux">self.getWorkLocationSignaletic()</text:text-input></text:p>
      <text:p text:style-name="P2"><text:text-input text:description="Champs Permis de bâtir-Parcelles">self.getPortionOutsText()</text:text-input></text:p>
      <text:p text:style-name="P2"><office:annotation><dc:creator>urban</dc:creator><dc:date>2012-01-12T14:44:43</dc:date><text:p>do text</text:p><text:p>from xhtml(self.portal_urban.decorateHTML('UrbanBody', self.getSubdivisionDetails()))</text:p></office:annotation></text:p>
      <text:p text:style-name="P2"><text:text-input text:description="Champs Permis de bâtir-Schéma de structure communale">self.displayValue(self.Vocabulary('SSC')[0], self.getSSC())</text:text-input></text:p>
      <text:p text:style-name="P2"><text:text-input text:description="Champs Permis de bâtir-Réglement communal d'urbanisme">self.displayValue(self.Vocabulary('RCU')[0], self.getRCU())</text:text-input></text:p>
      <text:p text:style-name="P2"><text:text-input text:description="Champs Permis de bâtir-Zonage au plan de secteur">self.displayValue(self.Vocabulary('folderZone')[0], self.getFolderZone())</text:text-input></text:p>
      <text:p text:style-name="UrbanBody"><text:span text:style-name="T2"><text:text-input text:description="Champs Permis de bâtir-Avis">Opinions</text:text-input></text:span><text:span text:style-name="T2"> ??????????</text:span></text:p>
      <text:p text:style-name="P2"><text:soft-page-break/><text:text-input text:description="Champs Permis de bâtir-Objet du permis">self.getLicenceSubject()</text:text-input></text:p>
      <text:p text:style-name="P2"><text:text-input text:description="Champs Permis de bâtir-Nature des travaux">self.getWorkType()</text:text-input></text:p>
      <text:p text:style-name="P2"><text:text-input text:description="Champs Permis de bâtir-Délai de réponse annoncé">self.getAnnoncedDelay()</text:text-input></text:p>
      <text:p text:style-name="P2"><text:text-input text:description="Champs Permis de bâtir-Type de revêtement">self.templateRoadCoatingFullname(self.getRoadCoating())</text:text-input></text:p>
      <text:p text:style-name="P2"><text:text-input text:description="Champs Permis de bâtir-Demande de dérogation">self.displayValue(self.Vocabulary('derogation')[0], self.getDerogation())</text:text-input></text:p>
      <text:p text:style-name="P2"><text:text-input text:description="Champs Permis de bâtir-Date du récépissé de la demande">tool.formatDate(self.getLastDeposit().getEventDate())</text:text-input></text:p>
      <text:p text:style-name="P2"><text:text-input text:description="Champs Permis de bâtir-Date de l'accusé de réception de la demande">tool.formatDate(self.getLastAcknowledgment().getEventDate())</text:text-input></text:p>
      <text:p text:style-name="P2"><text:text-input text:description="Champs Permis de bâtir-Date du dernier rapport de collège">tool.formatDate(self.getLastCollegeReport().getEventDate())</text:text-input></text:p>
      <text:p text:style-name="P2"><office:annotation><dc:creator>urban</dc:creator><dc:date>2012-01-12T10:43:36</dc:date><text:p>do text</text:p><text:p>from xhtml(self.portal_urban.decorateHTML('UrbanBody',self.getEquipmentAndRoadRequirements()))</text:p></office:annotation></text:p>
      <text:p text:style-name="P2"><office:annotation><dc:creator>urban</dc:creator><dc:date>2012-01-12T10:43:50</dc:date><text:p>do text</text:p><text:p>from xhtml(self.portal_urban.decorateHTML('UrbanBody',self.getTechnicalRemarks()))</text:p></office:annotation></text:p>
      <text:p text:style-name="P2"/>
      <text:p text:style-name="P2">Champs Déclaration</text:p>
      <text:p text:style-name="P2"><text:text-input text:description="Champs Déclaration-Référence">self.getReference()</text:text-input></text:p>
      <text:p text:style-name="P2"><text:text-input text:description="Champs Déclaration-Rue des travaux">self.getWorkLocationStreet()</text:text-input></text:p>
      <text:p text:style-name="P2"><text:text-input text:description="Champs Déclaration-Numero de maison des travaux">self.getWorkLocationHouseNumber()</text:text-input></text:p>
      <text:p text:style-name="P2"><text:text-input text:description="Champs Déclaration-CP des travaux">self.getWorkLocationZipCode()</text:text-input></text:p>
      <text:p text:style-name="P2"><text:text-input text:description="Champs Déclaration-Localité des travaux">self.getWorkLocationCity()</text:text-input></text:p>
      <text:p text:style-name="P2"><text:text-input text:description="Champs Déclaration-Parcelles">self.getPortionOutsText()</text:text-input></text:p>
      <text:p text:style-name="P2"><text:text-input text:description="Champs Déclaration-Objet de la déclaration">self.getDeclarationSubject()</text:text-input></text:p>
      <text:p text:style-name="P2"><text:text-input text:description="Champs Déclaration-Article CWATUPE">self.displayValue(self.Vocabulary('article')[0], self.getArticle())</text:text-input></text:p>
      <text:p text:style-name="P2"><text:text-input text:description="Champs Déclaration-Numéro article">getattr(self.portal_urban.declaration.articles, self.getArticle()).getTermKeyStr()</text:text-input></text:p>
      <text:p text:style-name="P2"><text:text-input text:description="Champs Déclaration-Texte de l'article">do text
from xhtml(self.getArticle(theObject=True).Description())</text:text-input></text:p>
      <text:p text:style-name="P2"/>
      <text:p text:style-name="P2">Champs du Bien</text:p>
      <text:p text:style-name="P2"><text:text-input text:description="Champs Bien-Rue des travaux">self.getWorkLocationStreet()</text:text-input></text:p>
      <text:p text:style-name="P2"><text:text-input text:description="Champs Bien-Numero de maison des travaux">self.getWorkLocationHouseNumber()</text:text-input></text:p>
      <text:p text:style-name="P2"><text:text-input text:description="Champs Bien-CP des travaux">self.getWorkLocationZipCode()</text:text-input></text:p>
      <text:p text:style-name="P2"><text:text-input text:description="Champs Bien-Localité des travaux">self.getWorkLocationCity()</text:text-input></text:p>
      <text:p text:style-name="P2"><text:text-input text:description="Champs Bien-Parcelles">self.getPortionOutsText()</text:text-input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" svg:font-family="Tahoma"/>
    <style:font-face style:name="Waree" svg:font-family="Waree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meta:creation-date>2009-07-27T10:37:25</meta:creation-date>
    <dc:date>2012-01-12T15:02:59</dc:date>
    <dc:language>fr-FR</dc:language>
    <meta:editing-cycles>75</meta:editing-cycles>
    <meta:editing-duration>P1DT9H33M55S</meta:editing-duration>
    <dc:creator>sde </dc:creator>
    <meta:document-statistic meta:table-count="0" meta:image-count="0" meta:object-count="0" meta:page-count="3" meta:paragraph-count="108" meta:word-count="144" meta:character-count="4056" meta:non-whitespace-character-count="4021"/>
    <meta:user-defined meta:name="Info 1"/>
    <meta:user-defined meta:name="Info 2"/>
    <meta:user-defined meta:name="Info 3"/>
    <meta:user-defined meta:name="Info 4"/>
  </office:meta>
</office:document-meta>
</file>